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2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7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4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6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7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8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2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1T18:36:10.563556237</dc:date>
    <meta:editing-duration>P100D</meta:editing-duration>
    <meta:editing-cycles>1823</meta:editing-cycles>
    <meta:generator>LibreOffice/6.4.7.2$Linux_X86_64 LibreOffice_project/40$Build-2</meta:generator>
    <dc:creator>James Petts</dc:creator>
    <meta:document-statistic meta:table-count="3" meta:cell-count="5766" meta:object-count="0"/>
  </office:meta>
</office:document-meta>
</file>